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1.954cm" fo:min-width="2.334cm" fo:padding-top="0.14cm" fo:padding-bottom="0.14cm" fo:padding-left="0.265cm" fo:padding-right="0.26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1.924cm" fo:min-width="2.304cm" fo:padding-top="0.14cm" fo:padding-bottom="0.14cm" fo:padding-left="0.265cm" fo:padding-right="0.26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svg:stroke-color="#000000" draw:fill="none" draw:textarea-vertical-align="middle" loext:decorative="false"/>
    </style:style>
    <style:style style:name="gr9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0.458cm" fo:min-width="3.036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0.428cm" fo:min-width="3.006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gr13" style:family="graphic" style:parent-style-name="objectwithoutfill">
      <style:graphic-properties svg:stroke-width="0.03cm" svg:stroke-color="#000000" draw:marker-start-width="0.25cm" draw:marker-end="Linienspitzen_20_2" draw:marker-end-width="0.2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svg:title>TexMaths</svg:title>
          <svg:desc>12§latex§$\alpha$§svg§600§TRUE§</svg:desc>
          <draw:g draw:style-name="gr2">
            <draw:path draw:style-name="gr3" draw:text-style-name="P1" draw:layer="layout" svg:width="0.233cm" svg:height="0.187cm" svg:x="1.6cm" svg:y="4.385cm" svg:viewBox="0 0 234 188" svg:d="M181 86c0-66-38-86-69-86-57 0-112 59-112 118 0 38 25 70 68 70 26 0 56-10 87-35 6 22 19 35 38 35 23 0 35-23 35-30 0-2-2-3-5-3-2 0-3 1-5 3-8 20-22 20-23 20-14 0-14-32-14-41 0-10 0-10 5-14 40-50 32-65 48-98 0-1 0-5-5-5s-5 1-6 9c-8 26-21 58-42 82 0-9 0-17 0-25zM154 143c-37 31-69 35-86 35-25 0-37-17-37-45 0-20 11-64 24-85 20-31 42-38 57-38 41 0 41 53 41 86 0 15 0 40 1 47z">
              <text:p/>
            </draw:path>
          </draw:g>
        </draw:g>
        <draw:custom-shape draw:style-name="gr4" draw:text-style-name="P2" draw:layer="layout" svg:width="4.5cm" svg:height="3.5cm" svg:x="1.4cm" svg:y="3.1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4.5cm" svg:height="3.5cm" svg:x="2.901cm" svg:y="1.65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" draw:text-style-name="P3" draw:layer="layout" svg:x1="2.52cm" svg:y1="3.14cm" svg:x2="4.02cm" svg:y2="1.64cm">
          <text:p/>
        </draw:line>
        <draw:line draw:style-name="gr6" draw:text-style-name="P3" draw:layer="layout" svg:x1="5.9cm" svg:y1="3.15cm" svg:x2="7.4cm" svg:y2="1.65cm">
          <text:p/>
        </draw:line>
        <draw:line draw:style-name="gr6" draw:text-style-name="P3" draw:layer="layout" svg:x1="4.78cm" svg:y1="6.65cm" svg:x2="6.28cm" svg:y2="5.15cm">
          <text:p/>
        </draw:line>
        <draw:line draw:style-name="gr6" draw:text-style-name="P3" draw:layer="layout" svg:x1="1.4cm" svg:y1="6.65cm" svg:x2="2.9cm" svg:y2="5.15cm">
          <text:p/>
        </draw:line>
        <draw:line draw:style-name="gr7" draw:text-style-name="P3" draw:layer="layout" svg:x1="1.4cm" svg:y1="6.65cm" svg:x2="1.4cm" svg:y2="3.2cm">
          <text:p/>
        </draw:line>
        <draw:line draw:style-name="gr7" draw:text-style-name="P3" draw:layer="layout" svg:x1="2.9cm" svg:y1="5.15cm" svg:x2="2.9cm" svg:y2="1.7cm">
          <text:p/>
        </draw:line>
        <draw:line draw:style-name="gr7" draw:text-style-name="P3" draw:layer="layout" svg:x1="6.28cm" svg:y1="5.15cm" svg:x2="6.28cm" svg:y2="1.7cm">
          <text:p/>
        </draw:line>
        <draw:line draw:style-name="gr7" draw:text-style-name="P3" draw:layer="layout" svg:x1="4.78cm" svg:y1="6.65cm" svg:x2="4.78cm" svg:y2="3.2cm">
          <text:p/>
        </draw:line>
        <draw:line draw:style-name="gr7" draw:text-style-name="P3" draw:layer="layout" svg:x1="1.4cm" svg:y1="3.2cm" svg:x2="2.9cm" svg:y2="1.7cm">
          <text:p/>
        </draw:line>
        <draw:line draw:style-name="gr7" draw:text-style-name="P3" draw:layer="layout" svg:x1="4.78cm" svg:y1="3.2cm" svg:x2="6.28cm" svg:y2="1.7cm">
          <text:p/>
        </draw:line>
        <draw:line draw:style-name="gr7" draw:text-style-name="P3" draw:layer="layout" svg:x1="1.4cm" svg:y1="3.2cm" svg:x2="4.8cm" svg:y2="3.2cm">
          <text:p/>
        </draw:line>
        <draw:line draw:style-name="gr7" draw:text-style-name="P3" draw:layer="layout" svg:x1="2.9cm" svg:y1="1.7cm" svg:x2="6.3cm" svg:y2="1.7cm">
          <text:p/>
        </draw:line>
        <draw:path draw:style-name="gr8" draw:text-style-name="P3" draw:layer="layout" svg:width="0.799cm" svg:height="0.199cm" svg:x="1.4cm" svg:y="3.9cm" svg:viewBox="0 0 800 200" svg:d="M0 0c400 0 800 200 800 200">
          <text:p/>
        </draw:path>
        <draw:line draw:style-name="gr8" draw:text-style-name="P3" draw:layer="layout" svg:x1="6.8cm" svg:y1="1.8cm" svg:x2="7.8cm" svg:y2="0.8cm">
          <text:p/>
        </draw:line>
        <draw:g draw:style-name="gr1">
          <svg:title>TexMaths</svg:title>
          <svg:desc>12§latex§$A$§svg§600§TRUE§</svg:desc>
          <draw:g draw:style-name="gr2">
            <draw:path draw:style-name="gr3" draw:text-style-name="P1" draw:layer="layout" svg:width="0.286cm" svg:height="0.299cm" svg:x="7.85cm" svg:y="0.487cm" svg:viewBox="0 0 287 300" svg:d="M60 252c-17 28-32 34-52 35-4 0-8 0-8 8 0 3 2 5 6 5 11 0 24-1 36-1 13 0 27 1 42 1 2 0 7 0 7-8 0-5-4-5-6-5-10-1-20-4-20-14 0-5 2-10 6-16 10-18 21-36 32-54 35 0 70 0 105 0 0 9 6 66 6 71 0 12-21 13-30 13-6 0-9 0-9 8 0 5 3 3 4 5 18 0 36-1 53-1 11 0 37 1 48 1 2 0 7 0 7-8 0-5-4-5-10-5-26 0-26-3-27-14-8-88-17-176-25-263-1-9-1-10-9-10-6 0-8 2-10 7-49 82-98 164-146 245zM110 190c28-46 55-92 83-139 4 47 8 93 13 139-32 0-64 0-96 0z">
              <text:p/>
            </draw:path>
          </draw:g>
        </draw:g>
        <draw:line draw:style-name="gr9" draw:text-style-name="P3" draw:layer="layout" svg:x1="6.7cm" svg:y1="2.5cm" svg:x2="9.2cm" svg:y2="2.5cm">
          <text:p/>
        </draw:line>
        <draw:g draw:style-name="gr1">
          <svg:title>TexMaths</svg:title>
          <svg:desc>12§latex§$\vec{F}_{A}$§svg§600§TRUE§</svg:desc>
          <draw:g draw:style-name="gr2">
            <draw:path draw:style-name="gr3" draw:text-style-name="P1" draw:layer="layout" svg:width="0.185cm" svg:height="0.083cm" svg:x="8.026cm" svg:y="1.891cm" svg:viewBox="0 0 186 84" svg:d="M150 50c-6 5-21 17-21 25 0 4 5 9 9 9 3 0 6-4 8-6 5-6 14-18 34-28 2-1 6-3 6-8s-3-6-5-8c-10-6-15-15-18-24 0-4-3-10-9-10s-8 6-8 10c0 1 4 15 11 24-47 0-94 0-141 0-8 0-16 0-16 8s8 8 16 8c44 0 89 0 134 0z">
              <text:p/>
            </draw:path>
            <draw:path draw:style-name="gr3" draw:text-style-name="P1" draw:layer="layout" svg:width="0.297cm" svg:height="0.284cm" svg:x="7.904cm" svg:y="2.012cm" svg:viewBox="0 0 298 285" svg:d="M111 148c14 0 27 0 41 0 31 0 35 8 35 20 0 2 0 8-3 20-1 2-1 3-1 5 0 3 3 4 5 4 4 0 4-1 6-8 8-30 15-61 23-91 1-5 1-6 1-7s-1-5-5-5-5 3-6 10c-8 32-19 39-54 39-13 0-25 0-38 0 9-35 17-71 26-106 4-15 5-16 23-16s37 0 55 0c53 0 62 13 62 46 0 9 0 12-1 22-1 6-1 6-1 8s1 6 5 6c5 0 5-3 6-11 3-25 5-49 8-73 1-11-1-11-12-11-68 0-136 0-205 0-8 0-13 0-13 8 0 5 4 5 12 5 16 0 28 0 28 7 0 2 0 3-3 10-18 74-36 148-55 222-5 17-5 20-38 20-7 0-12 0-12 8 0 5 5 5 6 5 13 0 44-1 56-1 13 0 48 1 63 1 3 0 8 0 8-7 0-4-2-4-2-5-2-1-3-1-12-1s-11 0-22 0c-12-2-13-4-13-9 0-1 0-3 1-9 9-35 18-71 26-106z">
              <text:p/>
            </draw:path>
            <draw:path draw:style-name="gr3" draw:text-style-name="P1" draw:layer="layout" svg:width="0.22cm" svg:height="0.208cm" svg:x="8.175cm" svg:y="2.151cm" svg:viewBox="0 0 221 209" svg:d="M44 174c-10 16-20 23-37 25-3 0-7 0-7 6 0 3 2 4 5 4 7 0 17-1 25-1 10 0 21 1 30 1 1 0 6 0 6-7 0-3-4-3-5-3-2 0-13-2-13-9 0-3 2-9 5-12 7-12 15-24 22-36 28 0 56 0 84 0 3 17 5 33 7 49-1 3-2 8-20 8-4 0-7 0-7 6 0 1 1 4 5 4 8 0 28-1 37-1 6 0 13 0 18 0s11 1 17 1c3 0 5-2 5-6s-3-4-8-4c-17 0-18-3-19-10-8-60-17-120-25-181-1-6-1-8-7-8s-8 2-10 6c-36 56-72 112-108 168zM83 132c20-32 41-64 62-96 4 32 9 64 13 96-25 0-50 0-75 0z">
              <text:p/>
            </draw:path>
          </draw:g>
        </draw:g>
        <draw:custom-shape draw:style-name="gr10" draw:text-style-name="P3" draw:layer="layout" svg:width="5cm" svg:height="1cm" svg:x="1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5cm" svg:height="1cm" svg:x="11.0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1cm" svg:y1="2.3cm" svg:x2="11cm" svg:y2="6cm">
          <text:p/>
        </draw:line>
        <draw:line draw:style-name="gr6" draw:text-style-name="P3" draw:layer="layout" svg:x1="16cm" svg:y1="2.3cm" svg:x2="16cm" svg:y2="6cm">
          <text:p/>
        </draw:line>
        <draw:line draw:style-name="gr12" draw:text-style-name="P3" draw:layer="layout" svg:x1="13.25cm" svg:y1="6.5cm" svg:x2="13.25cm" svg:y2="2.8cm">
          <text:p/>
        </draw:line>
        <draw:line draw:style-name="gr8" draw:text-style-name="P3" draw:layer="layout" svg:x1="13.25cm" svg:y1="6.5cm" svg:x2="14.51cm" svg:y2="2.75cm">
          <text:p/>
        </draw:line>
        <draw:path draw:style-name="gr8" draw:text-style-name="P3" draw:layer="layout" svg:width="0.799cm" svg:height="0.199cm" svg:x="13.25cm" svg:y="4cm" svg:viewBox="0 0 800 200" svg:d="M0 0c400 0 800 200 800 200">
          <text:p/>
        </draw:path>
        <draw:g draw:style-name="gr1">
          <svg:title>TexMaths</svg:title>
          <svg:desc>12§latex§$\alpha$§svg§600§TRUE§</svg:desc>
          <draw:g draw:style-name="gr2">
            <draw:path draw:style-name="gr3" draw:text-style-name="P1" draw:layer="layout" svg:width="0.233cm" svg:height="0.187cm" svg:x="13.45cm" svg:y="4.486cm" svg:viewBox="0 0 234 188" svg:d="M181 86c0-66-38-86-69-86-57 0-112 59-112 118 0 38 25 70 68 70 26 0 56-10 87-35 6 22 19 35 38 35 23 0 35-23 35-30 0-2-2-3-5-3-2 0-3 1-5 3-8 20-22 20-23 20-14 0-14-32-14-41 0-10 0-10 5-14 40-50 32-65 48-98 0-1 0-5-5-5s-5 1-6 9c-8 26-21 58-42 82 0-9 0-17 0-25zM154 143c-37 31-69 35-86 35-25 0-37-17-37-45 0-20 11-64 24-85 20-31 42-38 57-38 41 0 41 53 41 86 0 15 0 40 1 47z">
              <text:p/>
            </draw:path>
          </draw:g>
        </draw:g>
        <draw:line draw:style-name="gr9" draw:text-style-name="P3" draw:layer="layout" svg:x1="14.505cm" svg:y1="2.768cm" svg:x2="16.981cm" svg:y2="2.42cm">
          <text:p/>
        </draw:line>
        <draw:line draw:style-name="gr13" draw:text-style-name="P3" draw:layer="layout" svg:x1="13.45cm" svg:y1="2.3cm" svg:x2="14.5cm" svg:y2="2.75cm">
          <text:p/>
        </draw:line>
        <draw:g draw:style-name="gr1">
          <svg:title>TexMaths</svg:title>
          <svg:desc>12§latex§$\vec{F}_{A}$§svg§600§TRUE§</svg:desc>
          <draw:g draw:style-name="gr2">
            <draw:path draw:style-name="gr3" draw:text-style-name="P1" draw:layer="layout" svg:width="0.185cm" svg:height="0.083cm" svg:x="16.326cm" svg:y="2.692cm" svg:viewBox="0 0 186 84" svg:d="M150 50c-6 5-21 17-21 25 0 4 5 9 9 9 3 0 6-4 8-6 5-6 14-18 34-28 2-1 6-3 6-8s-3-6-5-8c-10-6-15-15-18-24 0-4-3-10-9-10s-8 6-8 10c0 1 4 15 11 24-47 0-94 0-141 0-8 0-16 0-16 8s8 8 16 8c44 0 89 0 134 0z">
              <text:p/>
            </draw:path>
            <draw:path draw:style-name="gr3" draw:text-style-name="P1" draw:layer="layout" svg:width="0.297cm" svg:height="0.284cm" svg:x="16.204cm" svg:y="2.813cm" svg:viewBox="0 0 298 285" svg:d="M111 148c14 0 27 0 41 0 31 0 35 8 35 20 0 2 0 8-3 20-1 2-1 3-1 5 0 3 3 4 5 4 4 0 4-1 6-8 8-30 15-61 23-91 1-5 1-6 1-7s-1-5-5-5-5 3-6 10c-8 32-19 39-54 39-13 0-25 0-38 0 9-35 17-71 26-106 4-15 5-16 23-16s37 0 55 0c53 0 62 13 62 46 0 9 0 12-1 22-1 6-1 6-1 8s1 6 5 6c5 0 5-3 6-11 3-25 5-49 8-73 1-11-1-11-12-11-68 0-136 0-205 0-8 0-13 0-13 8 0 5 4 5 12 5 16 0 28 0 28 7 0 2 0 3-3 10-18 74-36 148-55 222-5 17-5 20-38 20-7 0-12 0-12 8 0 5 5 5 6 5 13 0 44-1 56-1 13 0 48 1 63 1 3 0 8 0 8-7 0-4-2-4-2-5-2-1-3-1-12-1s-11 0-22 0c-12-2-13-4-13-9 0-1 0-3 1-9 9-35 18-71 26-106z">
              <text:p/>
            </draw:path>
            <draw:path draw:style-name="gr3" draw:text-style-name="P1" draw:layer="layout" svg:width="0.22cm" svg:height="0.208cm" svg:x="16.475cm" svg:y="2.952cm" svg:viewBox="0 0 221 209" svg:d="M44 174c-10 16-20 23-37 25-3 0-7 0-7 6 0 3 2 4 5 4 7 0 17-1 25-1 10 0 21 1 30 1 1 0 6 0 6-7 0-3-4-3-5-3-2 0-13-2-13-9 0-3 2-9 5-12 7-12 15-24 22-36 28 0 56 0 84 0 3 17 5 33 7 49-1 3-2 8-20 8-4 0-7 0-7 6 0 1 1 4 5 4 8 0 28-1 37-1 6 0 13 0 18 0s11 1 17 1c3 0 5-2 5-6s-3-4-8-4c-17 0-18-3-19-10-8-60-17-120-25-181-1-6-1-8-7-8s-8 2-10 6c-36 56-72 112-108 168zM83 132c20-32 41-64 62-96 4 32 9 64 13 96-25 0-50 0-75 0z">
              <text:p/>
            </draw:path>
          </draw:g>
        </draw:g>
        <draw:g draw:style-name="gr1">
          <svg:title>TexMaths</svg:title>
          <svg:desc>12§latex§$\vec{r}$§svg§600§TRUE§</svg:desc>
          <draw:g draw:style-name="gr2">
            <draw:path draw:style-name="gr3" draw:text-style-name="P1" draw:layer="layout" svg:width="0.184cm" svg:height="0.082cm" svg:x="14.054cm" svg:y="2.091cm" svg:viewBox="0 0 185 83" svg:d="M148 50c-6 5-19 17-19 24 0 5 3 9 8 9 4 0 6-3 7-5 6-6 16-18 34-28 3-1 7-3 7-8s-2-7-6-8c-10-8-13-15-17-24-1-4-2-10-8-10s-8 6-8 8c0 3 3 16 9 26-46 0-93 0-139 0-8 0-16 0-16 8s8 8 16 8c44 0 88 0 132 0z">
              <text:p/>
            </draw:path>
            <draw:path draw:style-name="gr3" draw:text-style-name="P1" draw:layer="layout" svg:width="0.168cm" svg:height="0.189cm" svg:x="14.004cm" svg:y="2.205cm" svg:viewBox="0 0 169 190" svg:d="M25 160c-1 8-5 17-5 20 0 7 6 10 13 10 5 0 12-3 16-12 0-1 14-58 15-65 4-15 12-44 15-56 1-4 13-25 22-33 4-4 16-14 34-14 11 0 17 4 18 4-13 3-22 12-22 23 0 7 4 16 16 16 11 0 22-10 22-25s-13-28-34-28c-28 0-46 20-54 32-2-18-18-32-37-32s-27 17-31 24c-7 14-13 39-13 41 0 4 4 4 5 4 5 0 5-1 7-9 7-30 15-50 31-50 7 0 12 3 12 19 0 8-1 13-6 36-8 32-16 63-24 95z">
              <text:p/>
            </draw:path>
          </draw:g>
        </draw:g>
        <draw:line draw:style-name="gr9" draw:text-style-name="P3" draw:layer="layout" svg:x1="14.5cm" svg:y1="2.75cm" svg:x2="14.5cm" svg:y2="0.75cm">
          <text:p/>
        </draw:line>
        <draw:g draw:style-name="gr1">
          <svg:title>TexMaths</svg:title>
          <svg:desc>12§latex§$\vec{M}=\vec{r}\times\vec{F}_{A}$§svg§600§TRUE§</svg:desc>
          <draw:g draw:style-name="gr2">
            <draw:path draw:style-name="gr3" draw:text-style-name="P1" draw:layer="layout" svg:width="0.186cm" svg:height="0.083cm" svg:x="14.889cm" svg:y="1.094cm" svg:viewBox="0 0 187 84" svg:d="M150 50c-6 5-19 17-19 25 0 4 3 9 8 9 4 0 6-4 7-6 6-6 16-18 34-28 4-1 7-3 7-8s-2-6-6-8c-9-6-13-15-17-24-1-4-2-10-8-10s-8 6-8 10c0 1 2 15 9 24-47 0-94 0-141 0-8 0-16 0-16 8s8 8 16 8c44 0 89 0 134 0z">
              <text:p/>
            </draw:path>
            <draw:path draw:style-name="gr3" draw:text-style-name="P1" draw:layer="layout" svg:width="0.421cm" svg:height="0.285cm" svg:x="14.706cm" svg:y="1.214cm" svg:viewBox="0 0 422 286" svg:d="M373 32c4-15 5-19 36-19 10 0 13 0 13-8 0-5-3-5-11-5-18 0-37 0-56 0-11 0-11 0-16 7-51 80-103 160-154 240-11-79-22-158-33-237-1-10-2-10-13-10-19 0-38 0-57 0-9 0-14 0-14 7 0 6 5 6 14 6 4 0 13 0 18 0 6 1 9 3 9 7 0 2-1 3-2 9-18 71-36 142-54 213-4 16-11 30-45 31-2 0-8 1-8 8 0 4 2 5 6 5 13 0 29-1 42-1 14 0 30 1 43 1 3 0 9 0 9-8 0-5-5-5-9-5-24 0-27-9-27-18 0-4 0-5 1-10 19-76 38-152 57-228 12 86 24 173 36 259 2 5 2 10 8 10 3 0 7-5 8-7 57-89 113-177 170-266 1 0 1 0 1 0-20 80-40 161-61 241-3 16-5 19-38 19-7 0-11 0-11 8 0 5 5 5 6 5 12 0 41-1 52-1 18 0 36 1 52 1 3 0 9 0 9-8 0-5-4-5-12-5-16 0-28 0-28-7 0-2 0-3 3-10 18-75 37-149 56-224z">
              <text:p/>
            </draw:path>
            <draw:path draw:style-name="gr3" draw:text-style-name="P1" draw:layer="layout" svg:width="0.278cm" svg:height="0.097cm" svg:x="15.284cm" svg:y="1.346cm" svg:viewBox="0 0 279 98" svg:d="M266 17c6 0 13 0 13-9 0-8-7-8-13-8-84 0-168 0-253 0-5 0-13 0-13 8 0 9 8 9 14 9 84 0 168 0 252 0zM266 98c6 0 13 0 13-8 0-9-7-9-13-9-84 0-168 0-252 0-6 0-14 0-14 9 0 8 8 8 13 8 85 0 169 0 253 0z">
              <text:p/>
            </draw:path>
            <draw:path draw:style-name="gr3" draw:text-style-name="P1" draw:layer="layout" svg:width="0.185cm" svg:height="0.082cm" svg:x="15.769cm" svg:y="1.2cm" svg:viewBox="0 0 186 83" svg:d="M149 50c-5 5-19 17-19 24 0 5 3 9 8 9 4 0 6-3 8-5 5-7 15-18 33-28 3-1 7-3 7-8s-2-7-6-8c-8-8-13-15-17-24-1-5-2-10-8-10s-9 5-9 8 4 16 10 26c-47 0-94 0-142 0-7 0-14 0-14 8s7 8 14 8c45 0 90 0 135 0z">
              <text:p/>
            </draw:path>
            <draw:path draw:style-name="gr3" draw:text-style-name="P1" draw:layer="layout" svg:width="0.171cm" svg:height="0.189cm" svg:x="15.717cm" svg:y="1.314cm" svg:viewBox="0 0 172 190" svg:d="M25 162c-1 6-3 15-3 17 0 8 6 11 12 11 4 0 12-3 15-12 1-1 16-58 17-66 4-14 11-43 13-55 3-4 13-25 24-33 4-4 16-14 34-14 11 0 17 4 18 4-13 3-22 12-22 23 0 7 4 16 16 16 11 0 23-10 23-25s-14-28-35-28c-28 0-46 20-54 32-4-19-18-32-39-32-19 0-27 17-31 24-7 14-13 39-13 41 0 4 3 3 5 4 5 0 5-1 7-9 7-30 16-50 31-50 7 0 13 3 13 19 0 8-1 13-7 36-8 32-16 64-24 97z">
              <text:p/>
            </draw:path>
            <draw:path draw:style-name="gr3" draw:text-style-name="P1" draw:layer="layout" svg:width="0.203cm" svg:height="0.201cm" svg:x="16.062cm" svg:y="1.294cm" svg:viewBox="0 0 204 202" svg:d="M102 90c-28-28-56-56-84-84-5-5-6-6-10-6-3 0-8 4-8 8 0 3 1 4 6 9 28 28 56 56 84 85-28 28-56 56-84 83-5 5-6 6-6 9 0 5 5 8 8 8 4 0 5-1 10-6 28-28 56-56 84-84 29 30 58 59 86 88 1 0 5 2 7 2 5 0 9-3 9-8 0-1 0-3-1-5-2-1-69-67-89-87 26-26 51-52 77-78 2-2 8-7 10-10 0-1 3-3 3-6 0-4-4-8-9-8-3 0-6 1-9 6-28 28-56 56-84 84z">
              <text:p/>
            </draw:path>
            <draw:path draw:style-name="gr3" draw:text-style-name="P1" draw:layer="layout" svg:width="0.186cm" svg:height="0.083cm" svg:x="16.56cm" svg:y="1.094cm" svg:viewBox="0 0 187 84" svg:d="M150 50c-6 5-19 17-19 25 0 4 3 9 8 9 4 0 6-4 7-6 6-6 16-18 34-28 4-1 7-3 7-8s-2-6-6-8c-9-6-13-15-17-24-1-4-2-10-8-10s-8 6-8 10c0 1 2 15 9 24-47 0-94 0-141 0-8 0-16 0-16 8s8 8 16 8c44 0 89 0 134 0z">
              <text:p/>
            </draw:path>
            <draw:path draw:style-name="gr3" draw:text-style-name="P1" draw:layer="layout" svg:width="0.299cm" svg:height="0.284cm" svg:x="16.438cm" svg:y="1.215cm" svg:viewBox="0 0 300 285" svg:d="M112 148c13 0 27 0 40 0 33 0 35 8 35 20 0 2 0 8-2 20-1 2-1 3-1 5 0 3 2 4 4 4 5 0 5-1 6-8 8-30 16-61 24-91 1-5 1-6 1-7s-1-5-6-5c-4 0-3 3-6 10-8 32-18 39-53 39-13 0-26 0-39 0 9-35 18-71 27-106 4-15 4-16 22-16 19 0 38 0 57 0 51 0 61 13 61 46 0 9 0 12-1 22-2 6-2 6-2 8s2 6 6 6 5-3 5-11c3-25 6-49 9-73 2-11 0-11-11-11-69 0-138 0-206 0-9 0-14 0-14 8 0 5 4 5 12 5 16 0 28 0 28 7 0 2 0 3-2 10-19 74-37 148-56 222-4 17-4 20-38 20-7 0-12 0-12 8 0 5 5 5 6 5 12 0 43-1 56-1 14 0 48 1 63 1 3 0 8 0 8-7 0-4-1-4-2-5s-1-1-12-1c-9 0-11 0-22 0-12-2-13-4-13-9 0-1 0-3 1-9 9-35 18-71 27-106z">
              <text:p/>
            </draw:path>
            <draw:path draw:style-name="gr3" draw:text-style-name="P1" draw:layer="layout" svg:width="0.221cm" svg:height="0.208cm" svg:x="16.71cm" svg:y="1.354cm" svg:viewBox="0 0 222 209" svg:d="M43 174c-9 16-19 23-37 25-2 0-6 0-6 6 0 3 2 4 4 4 7 0 18-1 25-1 9 0 21 1 31 1 1 0 5 0 5-7 0-3-4-3-5-3-2 0-13-2-13-9 0-3 3-9 5-12 8-12 16-24 24-36 28 0 56 0 84 0 2 17 4 33 7 49-1 3-3 8-21 8-3 0-7 0-7 6 0 1 0 4 5 4 8 0 29-1 37-1 6 0 12 0 18 0 5 0 11 1 17 1 3 0 6-2 6-6s-4-4-9-4c-16 0-18-3-19-10-8-60-16-120-25-181-1-6-1-8-7-8s-7 2-11 6c-36 56-72 112-108 168zM83 132c20-32 41-64 61-96 5 32 10 64 14 96-25 0-50 0-75 0z">
              <text:p/>
            </draw:path>
          </draw:g>
        </draw:g>
        <draw:frame draw:style-name="gr14" draw:text-style-name="P4" draw:layer="layout" svg:width="1.25cm" svg:height="0.725cm" svg:x="1.1cm" svg:y="6.75cm">
          <draw:text-box>
            <text:p><text:span text:style-name="T1">(a)</text:span></text:p>
          </draw:text-box>
        </draw:frame>
        <draw:frame draw:style-name="gr14" draw:text-style-name="P4" draw:layer="layout" svg:width="1.25cm" svg:height="0.725cm" svg:x="10.8cm" svg:y="6.751cm">
          <draw:text-box>
            <text:p><text:span text:style-name="T1">(b)</text:span></text:p>
          </draw:text-box>
        </draw:frame>
        <draw:g draw:style-name="gr1">
          <svg:title>TexMaths</svg:title>
          <svg:desc>12§latex§$A$§svg§600§TRUE§</svg:desc>
          <draw:g draw:style-name="gr2">
            <draw:path draw:style-name="gr3" draw:text-style-name="P1" draw:layer="layout" svg:width="0.286cm" svg:height="0.299cm" svg:x="10.951cm" svg:y="0.788cm" svg:viewBox="0 0 287 300" svg:d="M60 252c-17 28-32 34-52 35-4 0-8 0-8 8 0 3 2 5 6 5 11 0 24-1 36-1 13 0 27 1 42 1 2 0 7 0 7-8 0-5-4-5-6-5-10-1-20-4-20-14 0-5 2-10 6-16 10-18 21-36 32-54 35 0 70 0 105 0 0 9 6 66 6 71 0 12-21 13-30 13-6 0-9 0-9 8 0 5 3 3 4 5 18 0 36-1 53-1 11 0 37 1 48 1 2 0 7 0 7-8 0-5-4-5-10-5-26 0-26-3-27-14-8-88-17-176-25-263-1-9-1-10-9-10-6 0-8 2-10 7-49 82-98 164-146 245zM110 190c28-46 55-92 83-139 4 47 8 93 13 139-32 0-64 0-96 0z">
              <text:p/>
            </draw:path>
          </draw:g>
        </draw:g>
        <draw:line draw:style-name="gr8" draw:text-style-name="P3" draw:layer="layout" svg:x1="12.3cm" svg:y1="2.1cm" svg:x2="11.3cm" svg:y2="1.1cm">
          <text:p/>
        </draw:line>
        <draw:line draw:style-name="gr12" draw:text-style-name="P3" draw:layer="layout" svg:x1="13.42cm" svg:y1="2.35cm" svg:x2="13.22cm" svg:y2="2.85cm">
          <text:p/>
        </draw:line>
        <draw:path draw:style-name="gr8" draw:text-style-name="P3" draw:layer="layout" svg:width="0.568cm" svg:height="0.142cm" draw:transform="skewX (0.0352556508902854) rotate (-2.69164677242566) translate (13.923753451354cm 2.4848269160132cm)" svg:viewBox="0 0 569 143" svg:d="M0 0c284 0 569 143 569 143">
          <text:p/>
        </draw:path>
        <draw:line draw:style-name="gr8" draw:text-style-name="P3" draw:layer="layout" svg:x1="13.5cm" svg:y1="2.5cm" svg:x2="12.5cm" svg:y2="1.5cm">
          <text:p/>
        </draw:line>
        <draw:g draw:style-name="gr1">
          <svg:title>TexMaths</svg:title>
          <svg:desc>12§latex§$\varphi$§svg§600§TRUE§</svg:desc>
          <draw:g draw:style-name="gr2">
            <draw:path draw:style-name="gr3" draw:text-style-name="P1" draw:layer="layout" svg:width="0.237cm" svg:height="0.275cm" svg:x="12.253cm" svg:y="1.19cm" svg:viewBox="0 0 238 276" svg:d="M50 256c-1 6-2 6-2 8 0 10 8 12 12 12 2 0 12-1 15-11 2-3 4-16 16-76 3 0 6 1 13 1 69 0 134-66 134-133 0-32-17-57-48-57-61 0-86 81-111 162-44-8-68-31-68-62 0-10 9-57 34-86 4-3 4-4 4-6 0-1-1-3-5-3-12 0-44 61-44 100 0 40 28 71 73 80-8 24-15 47-23 71zM108 165c-4 0-4 0-8 0s-6 0-6-3c3-14 8-38 9-44 13-53 47-94 84-94 28 0 39 23 39 43 0 48-54 98-118 98z">
              <text:p/>
            </draw:path>
          </draw:g>
        </draw:g>
        <draw:line draw:style-name="gr12" draw:text-style-name="P3" draw:layer="layout" svg:x1="13.42cm" svg:y1="6.05cm" svg:x2="13.22cm" svg:y2="6.55cm">
          <text:p/>
        </draw:line>
        <draw:g draw:style-name="gr1">
          <svg:title>TexMaths</svg:title>
          <svg:desc>12§latex§$\Delta\ell$§svg§600§TRUE§</svg:desc>
          <draw:g draw:style-name="gr2">
            <draw:path draw:style-name="gr3" draw:text-style-name="P1" draw:layer="layout" svg:width="0.309cm" svg:height="0.299cm" svg:x="1.805cm" svg:y="2.792cm" svg:viewBox="0 0 310 300" svg:d="M166 7c-3-5-3-7-10-7-8 0-9 2-11 7-48 95-95 190-143 285-2 4-2 4-2 5 0 3 2 3 10 3 97 0 194 0 291 0 7 0 9 0 9-3 0-1 0-1-2-5-47-95-94-190-142-285zM141 42c38 75 76 151 114 226-75 0-151 0-226 0 37-75 75-151 112-226z">
              <text:p/>
            </draw:path>
            <draw:path draw:style-name="gr3" draw:text-style-name="P1" draw:layer="layout" svg:width="0.162cm" svg:height="0.299cm" svg:x="2.14cm" svg:y="2.797cm" svg:viewBox="0 0 163 300" svg:d="M2 254c-1 1-2 2-2 4s2 5 5 5c2 0 3-1 15-13 4-2 12-11 15-14 5 33 16 64 48 64 16 0 31-9 39-15 6-5 26-22 26-25 0-2-1-5-4-5-2 0-3 0-6 3-27 27-42 33-55 33-18 0-26-22-26-54 0-2 2-23 3-24s1-2 9-11c34-33 94-104 94-170 0-7 0-32-25-32-35 0-66 69-71 79-19 45-32 94-32 144-11 10-22 20-33 31zM62 195c0-5 18-97 42-146 12-23 21-39 34-39 14 0 14 14 14 21 0 70-71 144-90 164z">
              <text:p/>
            </draw:path>
          </draw:g>
        </draw:g>
        <draw:g draw:style-name="gr1">
          <svg:title>TexMaths</svg:title>
          <svg:desc>12§latex§$\Delta\ell$§svg§600§TRUE§</svg:desc>
          <draw:g draw:style-name="gr2">
            <draw:path draw:style-name="gr3" draw:text-style-name="P1" draw:layer="layout" svg:width="0.309cm" svg:height="0.299cm" svg:x="13.505cm" svg:y="2.892cm" svg:viewBox="0 0 310 300" svg:d="M166 7c-3-5-3-7-10-7-8 0-9 2-11 7-48 95-95 190-143 285-2 4-2 4-2 5 0 3 2 3 10 3 97 0 194 0 291 0 7 0 9 0 9-3 0-1 0-1-2-5-47-95-94-190-142-285zM141 42c38 75 76 151 114 226-75 0-151 0-226 0 37-75 75-151 112-226z">
              <text:p/>
            </draw:path>
            <draw:path draw:style-name="gr3" draw:text-style-name="P1" draw:layer="layout" svg:width="0.162cm" svg:height="0.299cm" svg:x="13.84cm" svg:y="2.897cm" svg:viewBox="0 0 163 300" svg:d="M2 254c-1 1-2 2-2 4s2 5 5 5c2 0 3-1 15-13 4-2 12-11 15-14 5 33 16 64 48 64 16 0 31-9 39-15 6-5 26-22 26-25 0-2-1-5-4-5-2 0-3 0-6 3-27 27-42 33-55 33-18 0-26-22-26-54 0-2 2-23 3-24s1-2 9-11c34-33 94-104 94-170 0-7 0-32-25-32-35 0-66 69-71 79-19 45-32 94-32 144-11 10-22 20-33 31zM62 195c0-5 18-97 42-146 12-23 21-39 34-39 14 0 14 14 14 21 0 70-71 144-90 164z">
              <text:p/>
            </draw:path>
          </draw:g>
        </draw:g>
        <draw:g draw:style-name="gr1">
          <svg:title>TexMaths</svg:title>
          <svg:desc>12§latex§$\ell$§svg§600§TRUE§</svg:desc>
          <draw:g draw:style-name="gr2">
            <draw:path draw:style-name="gr3" draw:text-style-name="P1" draw:layer="layout" svg:width="0.16cm" svg:height="0.299cm" svg:x="1.006cm" svg:y="4.791cm" svg:viewBox="0 0 161 300" svg:d="M2 253c-1 2-2 3-2 5 0 1 2 5 5 5 2 0 3-1 15-13 4-2 12-11 15-14 4 33 16 64 46 64 17 0 31-9 41-15 6-5 25-22 25-26 0-1-1-4-5-4-1 0-2 0-6 3-26 27-42 33-54 33-19 0-25-22-25-54 0-3 2-22 3-24 0-1 0-3 8-11 33-33 93-104 93-170 0-7 0-32-25-32-35 0-64 69-69 79-20 45-32 94-32 145-11 10-22 20-33 29zM61 195c1-5 19-97 43-146 11-23 20-39 33-39 15 0 15 14 15 21 0 69-71 144-91 164z">
              <text:p/>
            </draw:path>
          </draw:g>
        </draw:g>
        <draw:g draw:style-name="gr1">
          <svg:title>TexMaths</svg:title>
          <svg:desc>12§latex§$\ell$§svg§600§TRUE§</svg:desc>
          <draw:g draw:style-name="gr2">
            <draw:path draw:style-name="gr3" draw:text-style-name="P1" draw:layer="layout" svg:width="0.16cm" svg:height="0.299cm" svg:x="12.907cm" svg:y="4.391cm" svg:viewBox="0 0 161 300" svg:d="M2 253c-1 2-2 3-2 5 0 1 2 5 5 5 2 0 3-1 15-13 4-2 12-11 15-14 4 33 16 64 46 64 17 0 31-9 41-15 6-5 25-22 25-26 0-1-1-4-5-4-1 0-2 0-6 3-26 27-42 33-54 33-19 0-25-22-25-54 0-3 2-22 3-24 0-1 0-3 8-11 33-33 93-104 93-170 0-7 0-32-25-32-35 0-64 69-69 79-20 45-32 94-32 145-11 10-22 20-33 29zM61 195c1-5 19-97 43-146 11-23 20-39 33-39 15 0 15 14 15 21 0 69-71 144-91 164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20T09:29:26.168865061</dc:date>
    <meta:editing-duration>P2DT12H20M47S</meta:editing-duration>
    <meta:editing-cycles>96</meta:editing-cycles>
    <meta:generator>LibreOffice/24.2.5.2$Linux_X86_64 LibreOffice_project/420$Build-2</meta:generator>
    <meta:print-date>2024-09-19T08:31:02.296238406</meta:print-date>
    <meta:printed-by>PDF-Dateien</meta:printed-by>
    <meta:document-statistic meta:object-count="88"/>
  </office:meta>
</office:document-meta>
</file>